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9da9" officeooo:paragraph-rsid="00089d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text:soft-page-break/>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text:soft-page-break/>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 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2T11:42:54.908273095</meta:creation-date>
    <dc:date>2020-08-22T11:44:59.036847361</dc:date>
    <meta:editing-duration>PT2M4S</meta:editing-duration>
    <meta:editing-cycles>1</meta:editing-cycles>
    <meta:document-statistic meta:table-count="0" meta:image-count="0" meta:object-count="0" meta:page-count="156" meta:paragraph-count="1" meta:word-count="150424" meta:character-count="606879" meta:non-whitespace-character-count="456456"/>
    <meta:generator>LibreOffice/6.4.4.2$Linux_X86_64 LibreOffice_project/40$Build-2</meta:generator>
  </office:meta>
</office:document-meta>
</file>